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David CLM1" svg:font-family="'David CLM'"/>
    <style:font-face style:name="Nachlieli CLM2" svg:font-family="'Nachlieli CLM'"/>
    <style:font-face style:name="Monospace" svg:font-family="Monospace" style:font-adornments="Regular" style:font-pitch="fixed"/>
    <style:font-face style:name="Courier New" svg:font-family="'Courier New'" style:font-family-generic="modern" style:font-pitch="fixed"/>
    <style:font-face style:name="David CLM" svg:font-family="'David CLM'" style:font-pitch="variable"/>
    <style:font-face style:name="David CLM2" svg:font-family="'David CLM'" style:font-adornments="Regular"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OpenSymbol" svg:font-family="OpenSymbol, 'Arial Unicode MS'" style:font-family-generic="roman" style:font-pitch="variable"/>
    <style:font-face style:name="ＭＳ Ｐゴシック" svg:font-family="'ＭＳ Ｐゴシック'"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automatic-styles>
    <style:style style:name="Table2" style:family="table">
      <style:table-properties style:width="6.6931in" table:align="margins" style:writing-mode="rl-tb"/>
    </style:style>
    <style:style style:name="Table2.A" style:family="table-column">
      <style:table-column-properties style:column-width="1.1153in" style:rel-column-width="10922*"/>
    </style:style>
    <style:style style:name="Table2.F" style:family="table-column">
      <style:table-column-properties style:column-width="1.116in" style:rel-column-width="10925*"/>
    </style:style>
    <style:style style:name="Table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F1" style:family="table-cell">
      <style:table-cell-properties fo:background-color="transparent" fo:padding="0.0382in" fo:border="0.5pt solid #000000" style:writing-mode="page">
        <style:background-image/>
      </style:table-cell-properties>
    </style:style>
    <style:style style:name="Table2.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F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P2" style:family="paragraph" style:parent-style-name="Footer">
      <style:paragraph-properties fo:text-align="center" style:justify-single-word="false"/>
      <style:text-properties officeooo:paragraph-rsid="029bdbb0"/>
    </style:style>
    <style:style style:name="P3" style:family="paragraph" style:parent-style-name="Text_20_body">
      <style:paragraph-properties fo:line-height="100%"/>
      <style:text-properties style:font-name="David CLM" officeooo:rsid="04af6545" officeooo:paragraph-rsid="04af6545" style:font-name-complex="David CLM"/>
    </style:style>
    <style:style style:name="P4" style:family="paragraph" style:parent-style-name="Text_20_body">
      <style:text-properties style:font-name="David CLM" officeooo:rsid="05d818a9" officeooo:paragraph-rsid="05d818a9" style:font-name-complex="David CLM"/>
    </style:style>
    <style:style style:name="P5" style:family="paragraph" style:parent-style-name="Text_20_body">
      <style:text-properties style:font-name="David CLM" officeooo:rsid="060c388b" officeooo:paragraph-rsid="060c388b" style:font-name-complex="David CLM"/>
    </style:style>
    <style:style style:name="P6" style:family="paragraph" style:parent-style-name="Text_20_body">
      <style:text-properties officeooo:rsid="05ef6ec2" officeooo:paragraph-rsid="05ef6ec2"/>
    </style:style>
    <style:style style:name="P7" style:family="paragraph" style:parent-style-name="Default">
      <style:paragraph-properties fo:margin-top="0in" fo:margin-bottom="0in" loext:contextual-spacing="false" style:line-height-at-least="0.139in" fo:text-align="start" style:justify-single-word="false" style:writing-mode="lr-tb"/>
      <style:text-properties style:font-name="Courier New" fo:font-size="12pt" officeooo:paragraph-rsid="05e45cd6" style:font-size-asian="12pt" style:font-name-complex="David CLM" style:font-size-complex="12pt"/>
    </style:style>
    <style:style style:name="P8" style:family="paragraph" style:parent-style-name="Default">
      <style:paragraph-properties fo:margin-top="0in" fo:margin-bottom="0in" loext:contextual-spacing="false" style:line-height-at-least="0.139in" fo:text-align="start" style:justify-single-word="false" style:writing-mode="lr-tb"/>
      <style:text-properties style:font-name="Courier New" fo:font-size="12pt" officeooo:rsid="04c84b90" officeooo:paragraph-rsid="05f5ab5e" style:font-size-asian="12pt" style:font-name-complex="David CLM" style:font-size-complex="12pt"/>
    </style:style>
    <style:style style:name="P9" style:family="paragraph" style:parent-style-name="Default">
      <style:paragraph-properties fo:margin-top="0in" fo:margin-bottom="0in" loext:contextual-spacing="false" style:line-height-at-least="0.139in" fo:text-align="end" style:justify-single-word="false" style:writing-mode="rl-tb"/>
      <style:text-properties style:font-name="David CLM" fo:font-size="12pt" officeooo:rsid="05e45cd6" officeooo:paragraph-rsid="05e45cd6" style:font-size-asian="12pt" style:font-name-complex="David CLM" style:font-size-complex="12pt"/>
    </style:style>
    <style:style style:name="P10" style:family="paragraph" style:parent-style-name="Default">
      <style:paragraph-properties fo:margin-top="0in" fo:margin-bottom="0in" loext:contextual-spacing="false" style:line-height-at-least="0.139in" fo:text-align="end" style:justify-single-word="false" style:writing-mode="rl-tb"/>
      <style:text-properties style:font-name="David CLM" fo:font-size="12pt" officeooo:rsid="05e69164" officeooo:paragraph-rsid="05e69164" style:font-size-asian="12pt" style:font-name-complex="David CLM" style:font-size-complex="12pt"/>
    </style:style>
    <style:style style:name="P11" style:family="paragraph" style:parent-style-name="Heading_20_2">
      <style:paragraph-properties fo:margin-top="0in" fo:margin-bottom="0in" loext:contextual-spacing="false" fo:line-height="100%" fo:text-align="end" style:justify-single-word="false" style:writing-mode="rl-tb"/>
      <style:text-properties style:font-name="David CLM" officeooo:rsid="05735d0c" officeooo:paragraph-rsid="060c388b" style:font-name-complex="David CLM"/>
    </style:style>
    <style:style style:name="P12" style:family="paragraph" style:parent-style-name="Text_20_body">
      <style:paragraph-properties fo:margin-top="0in" fo:margin-bottom="0in" loext:contextual-spacing="false"/>
      <style:text-properties officeooo:rsid="05ef6ec2" officeooo:paragraph-rsid="05ef6ec2"/>
    </style:style>
    <style:style style:name="P13" style:family="paragraph" style:parent-style-name="Text_20_body">
      <style:paragraph-properties fo:margin-top="0in" fo:margin-bottom="0in" loext:contextual-spacing="false"/>
      <style:text-properties fo:font-weight="bold" officeooo:rsid="05ef6ec2" officeooo:paragraph-rsid="05ef6ec2" style:font-weight-asian="bold" style:font-weight-complex="bold"/>
    </style:style>
    <style:style style:name="P14" style:family="paragraph" style:parent-style-name="Text_20_body">
      <style:paragraph-properties fo:text-align="end" style:justify-single-word="false" style:writing-mode="rl-tb"/>
      <style:text-properties style:font-name="David CLM" officeooo:rsid="0596ca4a" officeooo:paragraph-rsid="05d818a9" style:font-name-complex="David CLM"/>
    </style:style>
    <style:style style:name="P15" style:family="paragraph" style:parent-style-name="Text_20_body">
      <style:paragraph-properties fo:text-align="end" style:justify-single-word="false" style:writing-mode="rl-tb"/>
      <style:text-properties style:font-name="David CLM" officeooo:rsid="0596ca4a" officeooo:paragraph-rsid="05fd2629" style:font-name-complex="David CLM"/>
    </style:style>
    <style:style style:name="P16" style:family="paragraph" style:parent-style-name="Text_20_body">
      <style:paragraph-properties fo:text-align="end" style:justify-single-word="false" style:writing-mode="rl-tb"/>
      <style:text-properties style:font-name="David CLM" officeooo:rsid="06102054" officeooo:paragraph-rsid="06102054" style:font-name-complex="David CLM"/>
    </style:style>
    <style:style style:name="P17" style:family="paragraph" style:parent-style-name="Text_20_body">
      <style:paragraph-properties fo:text-align="end" style:justify-single-word="false" style:writing-mode="rl-tb"/>
      <style:text-properties officeooo:rsid="05e45cd6" officeooo:paragraph-rsid="05e10b7a"/>
    </style:style>
    <style:style style:name="P18" style:family="paragraph" style:parent-style-name="Table_20_Contents">
      <style:paragraph-properties fo:text-align="end" style:justify-single-word="false" style:writing-mode="rl-tb"/>
      <style:text-properties fo:color="#000000" style:text-outline="false" style:text-line-through-style="none" style:text-line-through-type="none" style:font-name="Liberation Serif" fo:font-size="12pt" fo:font-style="normal" fo:text-shadow="none" style:text-underline-style="none" fo:font-weight="normal" officeooo:rsid="06102054" officeooo:paragraph-rsid="06102054"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able_20_Contents">
      <style:paragraph-properties fo:text-align="center" style:justify-single-word="false" style:writing-mode="rl-tb"/>
      <style:text-properties fo:color="#000000" style:text-outline="false" style:text-line-through-style="none" style:text-line-through-type="none" style:font-name="Liberation Serif" fo:font-size="12pt" fo:font-style="normal" fo:text-shadow="none" style:text-underline-style="none" fo:font-weight="normal" officeooo:rsid="06102054" officeooo:paragraph-rsid="06102054"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Heading_20_2">
      <style:paragraph-properties fo:line-height="100%"/>
      <style:text-properties style:font-name="David CLM" officeooo:rsid="05735d0c" officeooo:paragraph-rsid="05dfc5bd" style:font-name-complex="David CLM"/>
    </style:style>
    <style:style style:name="P21" style:family="paragraph" style:parent-style-name="Heading_20_2">
      <style:text-properties style:font-name="David CLM" officeooo:rsid="05735d0c" officeooo:paragraph-rsid="0596ca4a" style:font-name-complex="David CLM"/>
    </style:style>
    <style:style style:name="P22" style:family="paragraph" style:parent-style-name="Text_20_body">
      <style:paragraph-properties fo:text-align="start" style:justify-single-word="false" style:writing-mode="lr-tb"/>
    </style:style>
    <style:style style:name="P23" style:family="paragraph" style:parent-style-name="Default" style:list-style-name="L1">
      <style:paragraph-properties fo:margin-top="0in" fo:margin-bottom="0in" loext:contextual-spacing="false" style:line-height-at-least="0.139in" fo:text-align="end" style:justify-single-word="false" style:writing-mode="rl-tb"/>
      <style:text-properties style:font-name="David CLM" officeooo:paragraph-rsid="05ef6ec2" style:font-name-complex="David CLM"/>
    </style:style>
    <style:style style:name="P24" style:family="paragraph" style:parent-style-name="Default" style:list-style-name="L1">
      <style:paragraph-properties fo:margin-top="0in" fo:margin-bottom="0in" loext:contextual-spacing="false" style:line-height-at-least="0.139in" fo:text-align="end" style:justify-single-word="false" style:writing-mode="rl-tb"/>
      <style:text-properties style:font-name="David CLM" officeooo:rsid="05ef6ec2" officeooo:paragraph-rsid="05ef6ec2" style:font-name-complex="David CLM"/>
    </style:style>
    <style:style style:name="P25" style:family="paragraph" style:parent-style-name="Default">
      <style:paragraph-properties fo:margin-top="0in" fo:margin-bottom="0in" loext:contextual-spacing="false" style:line-height-at-least="0.139in" fo:text-align="end" style:justify-single-word="false" style:writing-mode="rl-tb"/>
      <style:text-properties style:font-name="David CLM" officeooo:rsid="05e69164" officeooo:paragraph-rsid="05e69164" style:font-name-complex="David CLM"/>
    </style:style>
    <style:style style:name="P26" style:family="paragraph" style:parent-style-name="Default" style:list-style-name="L1">
      <style:paragraph-properties fo:margin-top="0in" fo:margin-bottom="0in" loext:contextual-spacing="false" style:line-height-at-least="0.139in" fo:text-align="end" style:justify-single-word="false" style:writing-mode="rl-tb"/>
      <style:text-properties style:use-window-font-color="true" style:font-name="David CLM" fo:font-size="12pt" officeooo:rsid="05ef6ec2" officeooo:paragraph-rsid="05ef6ec2" style:font-size-asian="12pt" style:font-name-complex="David CLM" style:font-size-complex="12pt"/>
    </style:style>
    <style:style style:name="P27" style:family="paragraph" style:parent-style-name="Text_20_body">
      <style:text-properties officeooo:rsid="0611694f" officeooo:paragraph-rsid="0611694f"/>
    </style:style>
    <style:style style:name="P28" style:family="paragraph" style:parent-style-name="Text_20_body" style:list-style-name="L2">
      <style:text-properties officeooo:rsid="06178d0b" officeooo:paragraph-rsid="0621f8fb"/>
    </style:style>
    <style:style style:name="P29" style:family="paragraph" style:parent-style-name="Text_20_body">
      <style:text-properties officeooo:rsid="06178d0b" officeooo:paragraph-rsid="0621f8fb"/>
    </style:style>
    <style:style style:name="P30" style:family="paragraph" style:parent-style-name="Text_20_body">
      <style:text-properties officeooo:rsid="05f05110" officeooo:paragraph-rsid="05f05110"/>
    </style:style>
    <style:style style:name="P31" style:family="paragraph" style:parent-style-name="Text_20_body" style:list-style-name="L3"/>
    <style:style style:name="P32" style:family="paragraph" style:parent-style-name="Text_20_body" style:list-style-name="L3">
      <style:text-properties officeooo:paragraph-rsid="0624b54d"/>
    </style:style>
    <style:style style:name="P33" style:family="paragraph" style:parent-style-name="Text_20_body">
      <style:text-properties officeooo:rsid="0624b54d" officeooo:paragraph-rsid="0624b54d"/>
    </style:style>
    <style:style style:name="P34" style:family="paragraph" style:parent-style-name="Text_20_body">
      <style:text-properties officeooo:rsid="0624b54d" officeooo:paragraph-rsid="0627c6af"/>
    </style:style>
    <style:style style:name="P35" style:family="paragraph" style:parent-style-name="Text_20_body">
      <style:text-properties officeooo:paragraph-rsid="0624b54d"/>
    </style:style>
    <style:style style:name="P36" style:family="paragraph" style:parent-style-name="Text_20_body">
      <style:paragraph-properties fo:text-align="start" style:justify-single-word="false" style:writing-mode="lr-tb"/>
      <style:text-properties officeooo:rsid="0611694f" officeooo:paragraph-rsid="0611694f"/>
    </style:style>
    <style:style style:name="P37" style:family="paragraph" style:parent-style-name="Text_20_body">
      <style:paragraph-properties fo:text-align="start" style:justify-single-word="false" style:writing-mode="lr-tb"/>
      <style:text-properties officeooo:rsid="0611694f" officeooo:paragraph-rsid="0621f8fb"/>
    </style:style>
    <style:style style:name="P38" style:family="paragraph" style:parent-style-name="Text_20_body">
      <style:paragraph-properties fo:text-align="start" style:justify-single-word="false" style:writing-mode="lr-tb"/>
      <style:text-properties officeooo:rsid="06178d0b" officeooo:paragraph-rsid="0621f8fb"/>
    </style:style>
    <style:style style:name="P39" style:family="paragraph" style:parent-style-name="Text_20_body">
      <style:paragraph-properties fo:text-align="end" style:justify-single-word="false" style:writing-mode="rl-tb"/>
      <style:text-properties officeooo:rsid="0611694f" officeooo:paragraph-rsid="0611694f"/>
    </style:style>
    <style:style style:name="P40" style:family="paragraph" style:parent-style-name="Text_20_body">
      <style:paragraph-properties fo:text-align="end" style:justify-single-word="false" style:writing-mode="rl-tb"/>
      <style:text-properties style:font-name="David CLM" officeooo:rsid="059e518c" officeooo:paragraph-rsid="0616a2af" style:font-name-complex="David CLM"/>
    </style:style>
    <style:style style:name="P41" style:family="paragraph" style:parent-style-name="Text_20_body">
      <style:paragraph-properties fo:text-align="end" style:justify-single-word="false" style:writing-mode="rl-tb"/>
      <style:text-properties style:font-name="David CLM" officeooo:rsid="0616a2af" officeooo:paragraph-rsid="0616a2af" style:font-name-complex="David CLM"/>
    </style:style>
    <style:style style:name="P42" style:family="paragraph" style:parent-style-name="Text_20_body">
      <style:paragraph-properties fo:text-align="end" style:justify-single-word="false" style:writing-mode="rl-tb"/>
      <style:text-properties officeooo:rsid="0618f104" officeooo:paragraph-rsid="0621f8fb"/>
    </style:style>
    <style:style style:name="P43" style:family="paragraph" style:parent-style-name="Text_20_body">
      <style:paragraph-properties fo:text-align="end" style:justify-single-word="false" style:writing-mode="rl-tb"/>
      <style:text-properties officeooo:rsid="061aaed5" officeooo:paragraph-rsid="0621f8fb"/>
    </style:style>
    <style:style style:name="P44" style:family="paragraph" style:parent-style-name="Text_20_body">
      <style:paragraph-properties fo:text-align="end" style:justify-single-word="false" style:writing-mode="rl-tb"/>
      <style:text-properties officeooo:rsid="061aaed5" officeooo:paragraph-rsid="06102054"/>
    </style:style>
    <style:style style:name="P45" style:family="paragraph" style:parent-style-name="Text_20_body">
      <style:paragraph-properties fo:text-align="end" style:justify-single-word="false" style:writing-mode="rl-tb"/>
      <style:text-properties officeooo:rsid="06208022" officeooo:paragraph-rsid="0621f8fb"/>
    </style:style>
    <style:style style:name="P46" style:family="paragraph" style:parent-style-name="Text_20_body">
      <style:paragraph-properties fo:margin-top="0in" fo:margin-bottom="0in" loext:contextual-spacing="false" fo:line-height="100%" fo:text-align="end" style:justify-single-word="false" style:writing-mode="rl-tb"/>
      <style:text-properties style:font-name="David CLM" officeooo:rsid="061aaed5" officeooo:paragraph-rsid="0621f8fb" style:font-name-complex="David CLM"/>
    </style:style>
    <style:style style:name="P47" style:family="paragraph" style:parent-style-name="Heading_20_2">
      <style:paragraph-properties fo:line-height="100%"/>
      <style:text-properties style:font-name="David CLM" officeooo:rsid="05735d0c" officeooo:paragraph-rsid="05db2356" style:font-name-complex="David CLM"/>
    </style:style>
    <style:style style:name="P48" style:family="paragraph" style:parent-style-name="Heading_20_2">
      <style:text-properties officeooo:rsid="05735d0c" officeooo:paragraph-rsid="060c388b"/>
    </style:style>
    <style:style style:name="P49" style:family="paragraph" style:parent-style-name="Heading_20_2">
      <style:text-properties officeooo:rsid="05735d0c" officeooo:paragraph-rsid="0624b54d"/>
    </style:style>
    <style:style style:name="P50" style:family="paragraph" style:parent-style-name="Heading_20_2">
      <style:paragraph-properties fo:margin-top="0in" fo:margin-bottom="0in" loext:contextual-spacing="false" fo:line-height="100%" fo:text-align="end" style:justify-single-word="false" style:writing-mode="rl-tb"/>
      <style:text-properties style:font-name="David CLM" officeooo:rsid="05735d0c" officeooo:paragraph-rsid="05ef6ec2" style:font-name-complex="David CLM"/>
    </style:style>
    <style:style style:name="P51" style:family="paragraph" style:parent-style-name="Heading_20_2">
      <style:paragraph-properties fo:margin-top="0in" fo:margin-bottom="0in" loext:contextual-spacing="false" fo:line-height="100%" fo:text-align="end" style:justify-single-word="false" style:writing-mode="rl-tb"/>
      <style:text-properties style:font-name="David CLM" fo:font-weight="normal" officeooo:rsid="05735d0c" officeooo:paragraph-rsid="0621f8fb" style:font-weight-asian="normal" style:font-name-complex="David CLM" style:font-weight-complex="normal"/>
    </style:style>
    <style:style style:name="P52" style:family="paragraph" style:parent-style-name="Heading_20_2">
      <style:paragraph-properties fo:margin-top="0in" fo:margin-bottom="0in" loext:contextual-spacing="false" fo:line-height="100%" fo:text-align="end" style:justify-single-word="false" style:writing-mode="rl-tb"/>
      <style:text-properties style:font-name="David CLM" fo:font-weight="normal" officeooo:rsid="06178d0b" officeooo:paragraph-rsid="0621f8fb" style:font-weight-asian="normal" style:font-name-complex="David CLM" style:font-weight-complex="normal"/>
    </style:style>
    <style:style style:name="P53" style:family="paragraph" style:parent-style-name="Heading_20_1">
      <style:paragraph-properties fo:line-height="100%"/>
      <style:text-properties style:font-name="David CLM" officeooo:rsid="05226f8d" officeooo:paragraph-rsid="04af6545" style:font-name-complex="David CLM"/>
    </style:style>
    <style:style style:name="T1" style:family="text">
      <style:text-properties officeooo:rsid="05d818a9"/>
    </style:style>
    <style:style style:name="T2" style:family="text">
      <style:text-properties officeooo:rsid="05db2356"/>
    </style:style>
    <style:style style:name="T3" style:family="text">
      <style:text-properties style:use-window-font-color="true" fo:font-style="italic" fo:font-weight="normal" style:font-style-asian="italic" style:font-weight-asian="normal"/>
    </style:style>
    <style:style style:name="T4" style:family="text">
      <style:text-properties style:use-window-font-color="true" fo:font-style="italic" fo:font-weight="normal" officeooo:rsid="04c84b90" style:font-style-asian="italic" style:font-weight-asian="normal"/>
    </style:style>
    <style:style style:name="T5" style:family="text">
      <style:text-properties style:use-window-font-color="true" fo:font-style="italic" fo:font-weight="normal" officeooo:rsid="05db2356" style:font-style-asian="italic" style:font-weight-asian="normal"/>
    </style:style>
    <style:style style:name="T6" style:family="text">
      <style:text-properties style:use-window-font-color="true" fo:font-style="italic" fo:font-weight="normal" officeooo:rsid="05e45cd6" style:font-style-asian="italic" style:font-weight-asian="normal"/>
    </style:style>
    <style:style style:name="T7" style:family="text">
      <style:text-properties style:use-window-font-color="true" fo:font-style="italic" fo:font-weight="normal" officeooo:rsid="05e5e974" style:font-style-asian="italic" style:font-weight-asian="normal"/>
    </style:style>
    <style:style style:name="T8" style:family="text">
      <style:text-properties style:use-window-font-color="true" fo:font-style="italic" fo:font-weight="normal" officeooo:rsid="05e68b71" style:font-style-asian="italic" style:font-weight-asian="normal"/>
    </style:style>
    <style:style style:name="T9" style:family="text">
      <style:text-properties style:use-window-font-color="true" fo:font-style="italic" fo:font-weight="normal" officeooo:rsid="05e69164" style:font-style-asian="italic" style:font-weight-asian="normal"/>
    </style:style>
    <style:style style:name="T10" style:family="text">
      <style:text-properties style:use-window-font-color="true" fo:font-style="italic" fo:font-weight="normal" officeooo:rsid="05e9227a" style:font-style-asian="italic" style:font-weight-asian="normal"/>
    </style:style>
    <style:style style:name="T11" style:family="text">
      <style:text-properties style:use-window-font-color="true" fo:font-style="italic" fo:font-weight="normal" officeooo:rsid="05e5e974" style:font-name-asian="David CLM1" style:font-style-asian="italic" style:font-weight-asian="normal" style:font-name-complex="David CLM1"/>
    </style:style>
    <style:style style:name="T12" style:family="text">
      <style:text-properties style:use-window-font-color="true" style:text-position="sub 58%" fo:font-style="italic" fo:font-weight="normal" style:font-style-asian="italic" style:font-weight-asian="normal"/>
    </style:style>
    <style:style style:name="T13" style:family="text">
      <style:text-properties style:use-window-font-color="true" style:text-position="sub 58%" fo:font-style="italic" fo:font-weight="normal" officeooo:rsid="04c84b90" style:font-style-asian="italic" style:font-weight-asian="normal"/>
    </style:style>
    <style:style style:name="T14" style:family="text">
      <style:text-properties style:use-window-font-color="true" style:text-position="sub 58%" fo:font-style="italic" fo:font-weight="normal" officeooo:rsid="05e45cd6" style:font-style-asian="italic" style:font-weight-asian="normal"/>
    </style:style>
    <style:style style:name="T15" style:family="text">
      <style:text-properties style:use-window-font-color="true" fo:font-size="12pt" style:font-size-asian="12pt" style:font-size-complex="12pt"/>
    </style:style>
    <style:style style:name="T16" style:family="text">
      <style:text-properties style:use-window-font-color="true" fo:font-size="12pt" officeooo:rsid="04a9e17c" style:font-size-asian="12pt" style:font-size-complex="12pt"/>
    </style:style>
    <style:style style:name="T17" style:family="text">
      <style:text-properties style:use-window-font-color="true" fo:font-size="12pt" officeooo:rsid="037549be" style:font-size-asian="12pt" style:font-size-complex="12pt"/>
    </style:style>
    <style:style style:name="T18" style:family="text">
      <style:text-properties style:use-window-font-color="true" fo:font-size="12pt" fo:font-weight="bold" style:font-size-asian="12pt" style:font-weight-asian="bold" style:font-size-complex="12pt" style:font-weight-complex="bold"/>
    </style:style>
    <style:style style:name="T19" style:family="text">
      <style:text-properties style:use-window-font-color="true" fo:font-size="12pt" fo:font-weight="bold" officeooo:rsid="05ef6ec2" style:font-size-asian="12pt" style:font-weight-asian="bold" style:font-size-complex="12pt" style:font-weight-complex="bold"/>
    </style:style>
    <style:style style:name="T20" style:family="text">
      <style:text-properties style:use-window-font-color="true" fo:font-size="12pt" fo:font-weight="normal" style:font-size-asian="12pt" style:font-weight-asian="normal" style:font-size-complex="12pt" style:font-weight-complex="normal"/>
    </style:style>
    <style:style style:name="T21" style:family="text">
      <style:text-properties style:use-window-font-color="true" fo:font-size="12pt" fo:font-style="italic" officeooo:rsid="05ef6ec2" style:font-size-asian="12pt" style:font-style-asian="italic" style:font-size-complex="12pt" style:font-style-complex="italic"/>
    </style:style>
    <style:style style:name="T22" style:family="text">
      <style:text-properties style:use-window-font-color="true" fo:font-size="12pt" fo:font-style="italic" fo:font-weight="normal" style:font-size-asian="12pt" style:font-style-asian="italic" style:font-weight-asian="normal" style:font-size-complex="12pt"/>
    </style:style>
    <style:style style:name="T23" style:family="text">
      <style:text-properties fo:font-weight="bold" style:font-weight-asian="bold" style:font-weight-complex="bold"/>
    </style:style>
    <style:style style:name="T24" style:family="text">
      <style:text-properties fo:font-weight="bold" officeooo:rsid="061c5daf" style:font-weight-asian="bold" style:font-weight-complex="bold"/>
    </style:style>
    <style:style style:name="T25" style:family="text">
      <style:text-properties officeooo:rsid="05f2192d"/>
    </style:style>
    <style:style style:name="T26" style:family="text">
      <style:text-properties officeooo:rsid="05f25fb7"/>
    </style:style>
    <style:style style:name="T27" style:family="text">
      <style:text-properties officeooo:rsid="05f95ff9"/>
    </style:style>
    <style:style style:name="T28" style:family="text">
      <style:text-properties officeooo:rsid="05fb4f01"/>
    </style:style>
    <style:style style:name="T29" style:family="text">
      <style:text-properties officeooo:rsid="060225b2"/>
    </style:style>
    <style:style style:name="T30" style:family="text">
      <style:text-properties officeooo:rsid="060673e6"/>
    </style:style>
    <style:style style:name="T31" style:family="text">
      <style:text-properties officeooo:rsid="0607d5a3"/>
    </style:style>
    <style:style style:name="T32" style:family="text">
      <style:text-properties officeooo:rsid="0608f640"/>
    </style:style>
    <style:style style:name="T33" style:family="text">
      <style:text-properties officeooo:rsid="0609ae33"/>
    </style:style>
    <style:style style:name="T34" style:family="text">
      <style:text-properties officeooo:rsid="0609d77c"/>
    </style:style>
    <style:style style:name="T35" style:family="text">
      <style:text-properties officeooo:rsid="06102deb"/>
    </style:style>
    <style:style style:name="T36" style:family="text">
      <style:text-properties officeooo:rsid="0611766a"/>
    </style:style>
    <style:style style:name="T37" style:family="text">
      <style:text-properties style:font-name="David CLM" style:font-name-complex="David CLM"/>
    </style:style>
    <style:style style:name="T38" style:family="text">
      <style:text-properties style:font-name="David CLM" officeooo:rsid="060c388b" style:font-name-complex="David CLM"/>
    </style:style>
    <style:style style:name="T39" style:family="text">
      <style:text-properties style:font-name="David CLM" officeooo:rsid="06238bc2" style:font-name-complex="David CLM"/>
    </style:style>
    <style:style style:name="T40" style:family="text">
      <style:text-properties style:font-name="David CLM" officeooo:rsid="0624b54d" style:font-name-complex="David CLM"/>
    </style:style>
    <style:style style:name="T41" style:family="text">
      <style:text-properties style:font-name="David CLM" officeooo:rsid="0627c89b" style:font-name-complex="David CLM"/>
    </style:style>
    <style:style style:name="T42" style:family="text">
      <style:text-properties style:font-name="David CLM" officeooo:rsid="06291857" style:font-name-complex="David CLM"/>
    </style:style>
    <style:style style:name="T43" style:family="text">
      <style:text-properties fo:font-style="italic" fo:font-weight="normal" style:font-style-asian="italic" style:font-weight-asian="normal" style:font-style-complex="italic" style:font-weight-complex="normal"/>
    </style:style>
    <style:style style:name="T44" style:family="text">
      <style:text-properties officeooo:rsid="0616a2af"/>
    </style:style>
    <style:style style:name="T45" style:family="text">
      <style:text-properties officeooo:rsid="059e518c"/>
    </style:style>
    <style:style style:name="T46" style:family="text">
      <style:text-properties officeooo:rsid="0616c304"/>
    </style:style>
    <style:style style:name="T47" style:family="text">
      <style:text-properties fo:font-weight="normal" style:font-weight-asian="normal" style:font-weight-complex="normal"/>
    </style:style>
    <style:style style:name="T48" style:family="text">
      <style:text-properties fo:font-weight="normal" officeooo:rsid="0618e705" style:font-weight-asian="normal" style:font-weight-complex="normal"/>
    </style:style>
    <style:style style:name="T49" style:family="text">
      <style:text-properties fo:font-weight="normal" officeooo:rsid="061aaed5" style:font-weight-asian="normal" style:font-weight-complex="normal"/>
    </style:style>
    <style:style style:name="T50" style:family="text">
      <style:text-properties fo:font-weight="normal" officeooo:rsid="061c5daf" style:font-weight-asian="normal" style:font-weight-complex="normal"/>
    </style:style>
    <style:style style:name="T51" style:family="text">
      <style:text-properties fo:font-weight="normal" officeooo:rsid="061d9db1" style:font-weight-asian="normal" style:font-weight-complex="normal"/>
    </style:style>
    <style:style style:name="T52" style:family="text">
      <style:text-properties fo:font-weight="normal" officeooo:rsid="061f432c" style:font-weight-asian="normal" style:font-weight-complex="normal"/>
    </style:style>
    <style:style style:name="T53" style:family="text">
      <style:text-properties fo:font-weight="normal" officeooo:rsid="0621f8fb" style:font-weight-asian="normal" style:font-weight-complex="normal"/>
    </style:style>
    <style:style style:name="T54" style:family="text">
      <style:text-properties style:text-position="sub 58%" fo:font-style="italic" fo:font-weight="normal" style:font-style-asian="italic" style:font-weight-asian="normal" style:font-style-complex="italic" style:font-weight-complex="normal"/>
    </style:style>
    <style:style style:name="T55" style:family="text">
      <style:text-properties officeooo:rsid="06226adb"/>
    </style:style>
    <style:style style:name="T56" style:family="text">
      <style:text-properties officeooo:rsid="06234450"/>
    </style:style>
    <style:style style:name="T57" style:family="text">
      <style:text-properties officeooo:rsid="06238bc2"/>
    </style:style>
    <style:style style:name="T58" style:family="text">
      <style:text-properties officeooo:rsid="0624b54d"/>
    </style:style>
    <style:style style:name="T59" style:family="text">
      <style:text-properties officeooo:rsid="0627c6af"/>
    </style:style>
    <style:style style:name="T60" style:family="text">
      <style:text-properties officeooo:rsid="06291857"/>
    </style:style>
    <text:list-style style:name="L1">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3" text:outline-level="1">מטלה - חלוקה יעילה - <text:span text:style-name="T29">טיוטה</text:span></text:h>
      <text:p text:style-name="P3">יש לענות על שאלה אחת לבחירתכם.</text:p>
      <text:p text:style-name="P47">שאלה <text:span text:style-name="T2">1: חלוקה הוגנת עם פייתון</text:span></text:p>
      <text:p text:style-name="P27"><text:span text:style-name="T23">תזכורת</text:span>: בבעיית החלוקה שלמדנו בכיתה, יש n אנשים ו-m משאבים, וכל אדם מייחס ערך לכל משאב.</text:p>
      <text:p text:style-name="P27">ניתן לייצג כל בעיה כזאת כמטריצה עם n שורות ו-m עמודות, שבה הערך בשורה i ועמודה j הוא הערך שמייחס אדם i למשאב j.</text:p>
      <text:p text:style-name="P27">כיתבו פונקציה בפייתון, בעזרת cvxpy, המקבלת כקלט מטריצה כזאת, וכותבת למסך תיאור של חלוקה יעילה פארטו וללא קנאה. לדוגמה, אם הקלט <text:span text:style-name="T36">הוא (כמו הדוגמה במצגת):</text:span></text:p>
      <text:p text:style-name="P36">[[81, 19, 0],<text:line-break/> [80, 0, 20]]</text:p>
      <text:p text:style-name="P39">אז הפלט הוא (בקירוב):</text:p>
      <text:p text:style-name="P36">Agent #1 gets 0.5077 of resource #1, 1.0 of resource #2, and 0.0 <text:span text:style-name="T56">of</text:span> resource #3.</text:p>
      <text:p text:style-name="P36">Agent #2 gets 0.4923 of resource #1, 0.0 of resource #2, and 1.0 <text:span text:style-name="T56">of</text:span> resource #3.</text:p>
      <text:p text:style-name="P49"><text:span text:style-name="T37">שאלה </text:span><text:span text:style-name="T39">2</text:span><text:span text:style-name="T38">: חלוקה </text:span><text:span text:style-name="T40">הוגנת </text:span><text:span text:style-name="T41">עם נייר ועט</text:span></text:p>
      <text:p text:style-name="Text_20_body">נתונה בעיית חלוקת משאבים עם הערכים הבאים:</text:p>
      <text:list xml:id="list587632877" text:style-name="L3">
        <text:list-item>
          <text:p text:style-name="P31">עמי: <text:span text:style-name="T58">פלדה 1, <text:s text:c="3"/>נפט 0.</text:span></text:p>
        </text:list-item>
        <text:list-item>
          <text:p text:style-name="P32"><text:span text:style-name="T58">תמי: פלדה t, <text:s text:c="2"/>נפט 1 פחות t</text:span></text:p>
        </text:list-item>
      </text:list>
      <text:p text:style-name="P33">כאשר t הוא פרמטר כלשהו בין 0 ל-1.</text:p>
      <text:p text:style-name="P33">א. חשבו חלוקה הממקסמת את סכום הערכים, כפונקציה של t. עבור איזה t <text:span text:style-name="T59">החלוקה</text:span> ללא קנאה?</text:p>
      <text:p text:style-name="P34">ב. חשבו חלוקה הממקסמת את סכום השורשים, כפונקציה של t. עבור איזה t <text:span text:style-name="T59">החלוקה </text:span>ללא קנאה?</text:p>
      <text:p text:style-name="P34"><text:span text:style-name="T59">ג</text:span>. חשבו חלוקה הממקסמת את סכום הלוגריתמים, כפונקציה של t. עבור איזה t <text:span text:style-name="T59">החלוקה </text:span>ללא קנאה?</text:p>
      <text:p text:style-name="P35"/>
      <text:p text:style-name="P48"><text:span text:style-name="T37">שאלה </text:span><text:span text:style-name="T42">3</text:span><text:span text:style-name="T38">: חלוקה אגליטרית</text:span></text:p>
      <text:p text:style-name="P5">חלוקה אגליטרית (egalitarian) היא חלוקה הממקסמת את התועלת הקטנה ביותר. לדוגמה, אם יש שלושה אנשים ויש שתי חלוקות – בחלוקה אחת התועלות הן 5, 5, 2 ובחלוקה השניה התועלות הן 3, 3, 4, אז החלוקה האגליטרית היא החלוקה השניה, כי בחלוקה הראשונה התועלת הקטנה ביותר היא 2 ובחלוקה השניה התועלת הקטנה ביותר היא 3.</text:p>
      <text:p text:style-name="P40"><text:soft-page-break/><text:span text:style-name="T44">א. האם כל חלוקה אגליטרית היא יעילה פארטו? הוכיחו או תנו דוגמה נגדית.</text:span></text:p>
      <text:p text:style-name="P41">ב. האם כל חלוקה אגליטרית היא ללא קנאה? הוכיחו או תנו דוגמה נגדית.</text:p>
      <text:p text:style-name="P41">ג. הראו איך אפשר להשתמש ב <text:span text:style-name="T45">cvxpy </text:span>כדי למצוא חלוקה אגליטרית (אפשר להדגים על בעיה מסויימת, למשל על הדוגמה במצגת).</text:p>
      <text:p text:style-name="P11"/>
      <text:p text:style-name="P50">שאלה <text:span text:style-name="T60">4: יעילות-פארטו חלשה וחזקה</text:span></text:p>
      <text:p text:style-name="P13"/>
      <text:p text:style-name="P12"><text:span text:style-name="T23">הגדרות</text:span>: </text:p>
      <text:list xml:id="list3677539637" text:style-name="L1">
        <text:list-item>
          <text:p text:style-name="P23"><text:span text:style-name="T16">מצב </text:span><text:span text:style-name="T15">א נקרא </text:span><text:span text:style-name="T18">שיפור פארטו</text:span><text:span text:style-name="T19"> חזק </text:span><text:span text:style-name="T15">של </text:span><text:span text:style-name="T16">מצב </text:span><text:span text:style-name="T15">ב, אם </text:span><text:span text:style-name="T16">מצב </text:span><text:span text:style-name="T17">א </text:span><text:span text:style-name="T15">טוב יותר </text:span><text:span text:style-name="T21">לכל </text:span><text:span text:style-name="T15">המשתתפים.</text:span></text:p>
        </text:list-item>
        <text:list-item>
          <text:p text:style-name="P24"><text:span text:style-name="T16">מצב </text:span><text:span text:style-name="T15">נקרא </text:span><text:span text:style-name="T18">יעיל פארטו חלש</text:span><text:span text:style-name="T20"> </text:span><text:span text:style-name="T15">אם לא קיי</text:span><text:span text:style-name="T16">ם</text:span><text:span text:style-name="T15"> </text:span><text:span text:style-name="T16">מצב אחר שהוא </text:span><text:span text:style-name="T15">שיפור-פארטו-חזק של</text:span><text:span text:style-name="T16">ו</text:span><text:span text:style-name="T15">.</text:span></text:p>
          <text:p text:style-name="P26"/>
        </text:list-item>
      </text:list>
      <text:p text:style-name="P6">א. תנו דוגמה לחלוק<text:span text:style-name="T27">ה</text:span> שהיא יעילה-פארטו-חלש אבל לא יעילה-פארטו.</text:p>
      <text:p text:style-name="P6"><text:span text:style-name="T46">ב</text:span>. הוכיחו, שאם <text:span text:style-name="T25">פונקציות הערך של </text:span>כל השחקנים <text:span text:style-name="T25">הן חיוביות ממש בכל נקודה ונקודה בעוגה, </text:span>אז כל חלוקה יעילה-פארטו-חלש היא גם יעילה-פארטו.</text:p>
      <text:p text:style-name="P30"><text:span text:style-name="T46">ג</text:span>. הוכיחו, שאם לכל השחקנים ישנה אותה פונקציית-ערך, אז כל <text:span text:style-name="T26">החלוקות הן יעילות-</text:span>פארטו<text:span text:style-name="T26">.</text:span></text:p>
      <text:p text:style-name="P51">שאלה <text:span text:style-name="T60">5: שיווי-משקל תחרותי</text:span></text:p>
      <text:p text:style-name="P52"/>
      <text:p text:style-name="P29"><text:span text:style-name="T47">הקצאת-משאבים נתונה נקראת </text:span><text:span text:style-name="T23">שיווי משקל תחרותי </text:span><text:span text:style-name="T24">שווה-תקציב </text:span><text:span text:style-name="T47">(competitive equilibrium </text:span><text:span text:style-name="T50">with</text:span><text:span text:style-name="T47"> equal </text:span><text:span text:style-name="T50">budgets</text:span><text:span text:style-name="T49">)</text:span><text:span text:style-name="T47"> אם קיים וקטור-מחיר p (מחיר לכל משאב), כך שלכל משתתף i מתקיימים התנאים הבאים:</text:span></text:p>
      <text:list xml:id="list1865066238" text:style-name="L2">
        <text:list-item>
          <text:p text:style-name="P28"><text:span text:style-name="T47">המחיר הכולל של הסל שקיבל משתתף i הוא לכל היותר 1;</text:span></text:p>
        </text:list-item>
        <text:list-item>
          <text:p text:style-name="P28"><text:span text:style-name="T47">כל משתתף מעדיף את הסל שקיבל על-פני כל שאר הסלים שהמחיר שלהם הוא לכל היותר 1.</text:span></text:p>
        </text:list-item>
      </text:list>
      <text:p text:style-name="P29"><text:span text:style-name="T47">בסמלים:</text:span></text:p>
      <text:p text:style-name="P38"><text:span text:style-name="T43">p</text:span><text:span text:style-name="T47">(</text:span><text:span text:style-name="T43">X</text:span><text:span text:style-name="T54">i</text:span><text:span text:style-name="T47">) ≤ 1</text:span></text:p>
      <text:p text:style-name="P38"><text:span text:style-name="T47">For </text:span><text:span text:style-name="T48">every </text:span><text:span text:style-name="T47">Y: <text:s/>if </text:span><text:span text:style-name="T43">p</text:span><text:span text:style-name="T47">(Y) ≤ 1 then </text:span><text:span text:style-name="T43">V</text:span><text:span text:style-name="T54">i</text:span><text:span text:style-name="T47">(</text:span><text:span text:style-name="T43">X</text:span><text:span text:style-name="T54">i</text:span><text:span text:style-name="T47">) ≥ V</text:span><text:span text:style-name="T54">i</text:span><text:span text:style-name="T47">(Y)</text:span></text:p>
      <text:p text:style-name="P42"><text:span text:style-name="T47">א. תנו דוגמה להקצאה שהיא </text:span><text:span text:style-name="T50">ש"מ תחרותי שווה-תקציב</text:span><text:span text:style-name="T49"> </text:span><text:span text:style-name="T51">בבעיה כלשהי של חלוקת משאבים</text:span><text:span text:style-name="T47">, למשל הדוגמה במצגת: </text:span></text:p>
      <text:p text:style-name="P37"><text:span text:style-name="T47">[[81, 19, 0],<text:line-break/> [80, 0, 20]]</text:span></text:p>
      <text:p text:style-name="P43"><text:span text:style-name="T47">תארו את ההקצאה ואת וקטור המחיר p, והסבירו מדוע זה </text:span><text:span text:style-name="T52">אכן </text:span><text:span text:style-name="T50">ש"מ תחרותי שווה-תקציב</text:span><text:span text:style-name="T47">.</text:span></text:p>
      <text:p text:style-name="P45"><text:span text:style-name="T47">ב. הוכיחו שכל ש"מ תחרותי שווה-תקציב הוא ללא קנאה.</text:span></text:p>
      <text:p text:style-name="P45"><text:span text:style-name="T47">ג. הוכיחו </text:span><text:span text:style-name="T53">שכל ש"מ תחרותי שווה-תקציב הוא יעיל פארטו חלש (ראו הגדרה בשאלה 4).</text:span></text:p>
      <text:p text:style-name="P46"><text:span text:style-name="T47"/></text:p>
      <text:p text:style-name="P20"><text:soft-page-break/>שאלה <text:span text:style-name="T60">6: מיקסום סכום הערכים תחת אילוצי הגינות</text:span></text:p>
      <text:p text:style-name="P17">נתונה <text:span text:style-name="T55">בעיית אופטימיזציה</text:span>:</text:p>
      <text:p text:style-name="P7"><text:span text:style-name="T4">Maximize <text:s text:c="2"/>V</text:span><text:span text:style-name="T13">1</text:span><text:span text:style-name="T4">(X</text:span><text:span text:style-name="T13">1</text:span><text:span text:style-name="T4">)</text:span><text:span text:style-name="T5"> <text:s/></text:span><text:span text:style-name="T4">+ </text:span><text:span text:style-name="T5"><text:s/></text:span><text:span text:style-name="T4">V</text:span><text:span text:style-name="T13">2</text:span><text:span text:style-name="T4">(X</text:span><text:span text:style-name="T13">2</text:span><text:span text:style-name="T4">)</text:span></text:p>
      <text:p text:style-name="P8"><text:span text:style-name="T3">such that <text:s/>(X</text:span><text:span text:style-name="T12">1</text:span><text:span text:style-name="T3">,X</text:span><text:span text:style-name="T12">2</text:span><text:span text:style-name="T3">) is a partition</text:span><text:span text:style-name="T6"> </text:span><text:span text:style-name="T10"><text:s/></text:span></text:p>
      <text:p text:style-name="P8"><text:span text:style-name="T10"><text:s text:c="5"/></text:span><text:span text:style-name="T6">and <text:s/></text:span><text:span text:style-name="T10"><text:s/></text:span><text:span text:style-name="T3">V</text:span><text:span text:style-name="T12">1</text:span><text:span text:style-name="T3">(X</text:span><text:span text:style-name="T12">1</text:span><text:span text:style-name="T3">)</text:span><text:span text:style-name="T6"> </text:span><text:span text:style-name="T11">≥</text:span><text:span text:style-name="T6"> </text:span><text:span text:style-name="T8">1/2</text:span><text:span text:style-name="T6"> </text:span><text:span text:style-name="T10"><text:s/></text:span><text:span text:style-name="T6">and </text:span><text:span text:style-name="T10"><text:s/></text:span><text:span text:style-name="T3">V</text:span><text:span text:style-name="T14">2</text:span><text:span text:style-name="T3">(X</text:span><text:span text:style-name="T14">2</text:span><text:span text:style-name="T3">)</text:span><text:span text:style-name="T7"> </text:span><text:span text:style-name="T11">≥</text:span><text:span text:style-name="T6"> </text:span><text:span text:style-name="T8">1/2</text:span></text:p>
      <text:p text:style-name="P9"><text:span text:style-name="T3">א. הוכיחו </text:span><text:span text:style-name="T9">שהפתרון לבעיה הוא </text:span><text:span text:style-name="T3">תמיד </text:span><text:span text:style-name="T8">חלוקה פרופורציונלית.</text:span></text:p>
      <text:p text:style-name="P10"><text:span text:style-name="T8">ב</text:span><text:span text:style-name="T3">. הוכיחו שהפתרון לבעיה הוא תמיד חלוקה יעילה-פארטו.</text:span></text:p>
      <text:p text:style-name="P25"><text:span text:style-name="T22">ג. הוכיחו שהפתרון לבעיה הוא תמיד חלוקה ללא-קנאה.</text:span></text:p>
      <text:p text:style-name="P21">שאלה <text:span text:style-name="T60">7: בדיקת יעילות פארטו</text:span></text:p>
      <text:p text:style-name="P4">מטרת האלגוריתם היא לבדוק האם בחירה מסויימת היא יעילה פארטו. ישנם כמה שחקנים הצריכים לבחור באפשרות אחת מתוך כמה אפשרויות. כל שחקן מייחס ערך מסויים לכל אחת מהאפשרויות, לפי המחלקה הבאה:</text:p>
      <text:p text:style-name="P22">class Agent:</text:p>
      <text:p text:style-name="P22"><text:tab/>value(option:<text:span text:style-name="T30">int</text:span>)-<text:span text:style-name="T30">&gt;float:</text:span> <text:s/></text:p>
      <text:p text:style-name="P22"><text:tab/><text:tab/><text:span text:style-name="T31">"""</text:span></text:p>
      <text:p text:style-name="P22"><text:s text:c="11"/>INPUT: <text:s text:c="2"/>the index of an option.</text:p>
      <text:p text:style-name="P22"><text:s text:c="11"/>OUTPUT: <text:s/>the value of the option to the agent.</text:p>
      <text:p text:style-name="P22"><text:tab/><text:tab/><text:span text:style-name="T31">"""</text:span></text:p>
      <text:p text:style-name="P22"/>
      <text:p text:style-name="P15">א. כיתבו <text:span text:style-name="T1">אלגוריתם המקבל מערך של שחקנים ושתי אפשרויות (כל אפשרות מיוצגת ע"י מספר שלם), ובודק האם אפשרות 1 היא שיפור פארטו של אפשרות 2:</text:span></text:p>
      <text:p text:style-name="P22"><text:span text:style-name="T32">def</text:span> isParetoImprovement(agents:<text:span text:style-name="T32">List[Agent]</text:span>, option1:<text:span text:style-name="T32">int</text:span>, option2:<text:span text:style-name="T32">int</text:span>)-<text:span text:style-name="T32">&gt;bool:</text:span></text:p>
      <text:p text:style-name="P14"><text:span text:style-name="T1">ב</text:span>. כיתבו <text:span text:style-name="T1">אלגוריתם המקבל מערך של שחקנים, אפשרות, ומערך של כל האפשרויות, ובודק האם האפשרות הנתונה יעילה פארטו:</text:span></text:p>
      <text:p text:style-name="P22"><text:span text:style-name="T33">def </text:span>isParetoOptimal(agents:<text:span text:style-name="T33">List[Agent]</text:span>, option:<text:span text:style-name="T33">int</text:span>, <text:span text:style-name="T28"><text:s/>allOptions:List[int]</text:span>)-<text:span text:style-name="T34">&gt;bool:</text:span></text:p>
      <text:p text:style-name="P16">בדקו את <text:span text:style-name="T35">פתרונכם</text:span> על הדוגמה הבאה <text:span text:style-name="T35">(</text:span>כל מספר מייצג את התועלת של השחקן שבשורה למצב שבטור<text:span text:style-name="T35">)</text:span>:</text:p>
      <table:table table:name="Table2" table:style-name="Table2">
        <table:table-column table:style-name="Table2.A" table:number-columns-repeated="5"/>
        <table:table-column table:style-name="Table2.F"/>
        <table:table-row>
          <table:table-cell table:style-name="Table2.A1" office:value-type="string">
            <text:p text:style-name="P19">מצב:</text:p>
          </table:table-cell>
          <table:table-cell table:style-name="Table2.A1" office:value-type="string">
            <text:p text:style-name="P19">א</text:p>
          </table:table-cell>
          <table:table-cell table:style-name="Table2.A1" office:value-type="string">
            <text:p text:style-name="P19">ב</text:p>
          </table:table-cell>
          <table:table-cell table:style-name="Table2.A1" office:value-type="string">
            <text:p text:style-name="P19">ג</text:p>
          </table:table-cell>
          <table:table-cell table:style-name="Table2.A1" office:value-type="string">
            <text:p text:style-name="P19">ד</text:p>
          </table:table-cell>
          <table:table-cell table:style-name="Table2.F1" office:value-type="string">
            <text:p text:style-name="P19">ה</text:p>
          </table:table-cell>
        </table:table-row>
        <table:table-row>
          <table:table-cell table:style-name="Table2.A2" office:value-type="string">
            <text:p text:style-name="P18">עמי</text:p>
          </table:table-cell>
          <table:table-cell table:style-name="Table2.A2" office:value-type="string">
            <text:p text:style-name="P19">1</text:p>
          </table:table-cell>
          <table:table-cell table:style-name="Table2.A2" office:value-type="string">
            <text:p text:style-name="P19">2</text:p>
          </table:table-cell>
          <table:table-cell table:style-name="Table2.A2" office:value-type="string">
            <text:p text:style-name="P19">3</text:p>
          </table:table-cell>
          <table:table-cell table:style-name="Table2.A2" office:value-type="string">
            <text:p text:style-name="P19">4</text:p>
          </table:table-cell>
          <table:table-cell table:style-name="Table2.F2" office:value-type="string">
            <text:p text:style-name="P19">5</text:p>
          </table:table-cell>
        </table:table-row>
        <table:table-row>
          <table:table-cell table:style-name="Table2.A2" office:value-type="string">
            <text:p text:style-name="P18">תמי:</text:p>
          </table:table-cell>
          <table:table-cell table:style-name="Table2.A2" office:value-type="string">
            <text:p text:style-name="P19">3</text:p>
          </table:table-cell>
          <table:table-cell table:style-name="Table2.A2" office:value-type="string">
            <text:p text:style-name="P19">1</text:p>
          </table:table-cell>
          <table:table-cell table:style-name="Table2.A2" office:value-type="string">
            <text:p text:style-name="P19">2</text:p>
          </table:table-cell>
          <table:table-cell table:style-name="Table2.A2" office:value-type="string">
            <text:p text:style-name="P19">5</text:p>
          </table:table-cell>
          <table:table-cell table:style-name="Table2.F2" office:value-type="string">
            <text:p text:style-name="P19">4</text:p>
          </table:table-cell>
        </table:table-row>
        <table:table-row>
          <table:table-cell table:style-name="Table2.A2" office:value-type="string">
            <text:p text:style-name="P18">רמי:</text:p>
          </table:table-cell>
          <table:table-cell table:style-name="Table2.A2" office:value-type="string">
            <text:p text:style-name="P19">3</text:p>
          </table:table-cell>
          <table:table-cell table:style-name="Table2.A2" office:value-type="string">
            <text:p text:style-name="P19">5</text:p>
          </table:table-cell>
          <table:table-cell table:style-name="Table2.A2" office:value-type="string">
            <text:p text:style-name="P19">5</text:p>
          </table:table-cell>
          <table:table-cell table:style-name="Table2.A2" office:value-type="string">
            <text:p text:style-name="P19">1</text:p>
          </table:table-cell>
          <table:table-cell table:style-name="Table2.F2" office:value-type="string">
            <text:p text:style-name="P19">1</text:p>
          </table:table-cell>
        </table:table-row>
      </table:table>
      <text:p text:style-name="P44"><text:span text:style-name="T4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David CLM1" svg:font-family="'David CLM'"/>
    <style:font-face style:name="Nachlieli CLM2" svg:font-family="'Nachlieli CLM'"/>
    <style:font-face style:name="Monospace" svg:font-family="Monospace" style:font-adornments="Regular" style:font-pitch="fixed"/>
    <style:font-face style:name="Courier New" svg:font-family="'Courier New'" style:font-family-generic="modern" style:font-pitch="fixed"/>
    <style:font-face style:name="David CLM" svg:font-family="'David CLM'" style:font-pitch="variable"/>
    <style:font-face style:name="David CLM2" svg:font-family="'David CLM'" style:font-adornments="Regular"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OpenSymbol" svg:font-family="OpenSymbol, 'Arial Unicode MS'" style:font-family-generic="roman" style:font-pitch="variable"/>
    <style:font-face style:name="ＭＳ Ｐゴシック" svg:font-family="'ＭＳ Ｐゴシック'"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end" style:justify-single-word="false" style:page-number="auto" style:writing-mode="rl-tb"/>
      <style:text-properties style:font-name="Monospace" fo:font-family="Monospace" style:font-style-name="Regular" style:font-pitch="fixed" officeooo:rsid="00daaae4" style:font-size-asian="10.5pt" style:font-name-complex="David CLM2" style:font-family-complex="'David CLM'" style:font-style-name-complex="Regular" style:font-pitch-complex="variable"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achlieli CLM1"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hadow="none" style:writing-mode="rl-tb"/>
    </style:style>
    <style:style style:name="List" style:family="paragraph" style:parent-style-name="Text_20_body" style:class="list">
      <style:text-properties style:font-size-asian="12pt" style:font-name-complex="Nachlieli CLM2" style:font-family-complex="'Nachlieli CLM'"/>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achlieli CLM2" style:font-family-complex="'Nachlieli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achlieli CLM2" style:font-family-complex="'Nachlieli CLM'"/>
    </style:style>
    <style:style style:name="Heading_20_1" style:display-name="Heading 1" style:family="paragraph" style:parent-style-name="Heading" style:next-style-name="Text_20_body" style:default-outline-level="1" style:class="text">
      <loext:graphic-properties draw:fill-image-width="0in" draw:fill-image-height="0in"/>
      <style:paragraph-properties fo:margin-left="0in" fo:margin-right="0in" fo:margin-top="0.1665in" fo:margin-bottom="0.0835in" loext:contextual-spacing="false" fo:text-indent="0in" style:auto-text-indent="false" style:writing-mode="rl-tb"/>
      <style:text-properties fo:font-size="150%" fo:font-weight="bold" style:font-size-asian="130%" style:font-weight-asian="bold" style:font-size-complex="150%" style:font-weight-complex="bold"/>
    </style:style>
    <style:style style:name="Quotations" style:family="paragraph" style:parent-style-name="Standard" style:class="html">
      <loext:graphic-properties draw:fill="solid" draw:fill-color="#ffff66" draw:fill-image-width="0in" draw:fill-image-height="0in"/>
      <style:paragraph-properties fo:background-color="#ffff66" style:shadow="none" style:writing-mode="rl-tb"/>
    </style:style>
    <style:style style:name="Heading_20_2" style:display-name="Heading 2" style:family="paragraph" style:parent-style-name="Heading" style:class="text" style:master-page-name="">
      <style:paragraph-properties fo:margin-left="0in" fo:margin-right="0in" fo:text-align="end" style:justify-single-word="false" fo:text-indent="0in" style:auto-text-indent="false" style:page-number="auto" style:writing-mode="rl-tb"/>
      <style:text-properties fo:color="#000000" style:font-name="Monospace" fo:font-family="Monospace" style:font-style-name="Regular" style:font-pitch="fixed" fo:font-size="12pt" fo:font-style="normal" fo:font-weight="normal" officeooo:rsid="0263e2f8" style:font-size-asian="12pt" style:font-style-asian="normal" style:font-weight-asian="normal" style:font-size-complex="16pt" style:font-style-complex="normal" style:font-weight-complex="normal"/>
    </style:style>
    <style:style style:name="Header" style:family="paragraph" style:parent-style-name="Standard" style:class="extra"/>
    <style:style style:name="Heading_20_3" style:display-name="Heading 3" style:family="paragraph" style:parent-style-name="Heading" style:class="text"/>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loext:contextual-spacing="false" style:line-height-at-least="0.139in" fo:text-align="center"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aster1-Default_7e_LT_7e_Gliederung_20_1" style:display-name="Master1-Default~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Gliederung_20_2" style:display-name="Master1-Default~LT~Gliederung 2" style:family="paragraph" style:parent-style-name="Master1-Default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Default_7e_LT_7e_Gliederung_20_3" style:display-name="Master1-Default~LT~Gliederung 3" style:family="paragraph" style:parent-style-name="Master1-Default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Default_7e_LT_7e_Gliederung_20_4" style:display-name="Master1-Default~LT~Gliederung 4" style:family="paragraph" style:parent-style-name="Master1-Default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5" style:display-name="Master1-Default~LT~Gliederung 5" style:family="paragraph" style:parent-style-name="Master1-Default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6" style:display-name="Master1-Default~LT~Gliederung 6" style:family="paragraph" style:parent-style-name="Master1-Default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7" style:display-name="Master1-Default~LT~Gliederung 7" style:family="paragraph" style:parent-style-name="Master1-Default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8" style:display-name="Master1-Default~LT~Gliederung 8" style:family="paragraph" style:parent-style-name="Master1-Default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9" style:display-name="Master1-Default~LT~Gliederung 9" style:family="paragraph" style:parent-style-name="Master1-Default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Titel" style:display-name="Master1-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Untertitel" style:display-name="Master1-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Notizen" style:display-name="Master1-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Hintergrundobjekte" style:display-name="Master1-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Default_7e_LT_7e_Hintergrund" style:display-name="Master1-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font-name="Nachlieli CLM" fo:font-family="'Nachlieli CLM'"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1" style:display-name="Master1-Layout1-title-שקופית-כותרת~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Gliederung_20_2" style:display-name="Master1-Layout1-title-שקופית-כותרת~LT~Gliederung 2" style:family="paragraph" style:parent-style-name="Master1-Layout1-title-שקופית-כותרת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title-שקופית-כותרת_7e_LT_7e_Gliederung_20_3" style:display-name="Master1-Layout1-title-שקופית-כותרת~LT~Gliederung 3" style:family="paragraph" style:parent-style-name="Master1-Layout1-title-שקופית-כותרת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title-שקופית-כותרת_7e_LT_7e_Gliederung_20_4" style:display-name="Master1-Layout1-title-שקופית-כותרת~LT~Gliederung 4" style:family="paragraph" style:parent-style-name="Master1-Layout1-title-שקופית-כותרת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5" style:display-name="Master1-Layout1-title-שקופית-כותרת~LT~Gliederung 5" style:family="paragraph" style:parent-style-name="Master1-Layout1-title-שקופית-כותרת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6" style:display-name="Master1-Layout1-title-שקופית-כותרת~LT~Gliederung 6" style:family="paragraph" style:parent-style-name="Master1-Layout1-title-שקופית-כותרת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7" style:display-name="Master1-Layout1-title-שקופית-כותרת~LT~Gliederung 7" style:family="paragraph" style:parent-style-name="Master1-Layout1-title-שקופית-כותרת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8" style:display-name="Master1-Layout1-title-שקופית-כותרת~LT~Gliederung 8" style:family="paragraph" style:parent-style-name="Master1-Layout1-title-שקופית-כותרת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9" style:display-name="Master1-Layout1-title-שקופית-כותרת~LT~Gliederung 9" style:family="paragraph" style:parent-style-name="Master1-Layout1-title-שקופית-כותרת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Titel" style:display-name="Master1-Layout1-title-שקופית-כותרת~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Untertitel" style:display-name="Master1-Layout1-title-שקופית-כותרת~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Notizen" style:display-name="Master1-Layout1-title-שקופית-כותרת~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Hintergrundobjekte" style:display-name="Master1-Layout1-title-שקופית-כותרת~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title-שקופית-כותרת_7e_LT_7e_Hintergrund" style:display-name="Master1-Layout1-title-שקופית-כותרת~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Gliederung_20_1" style:display-name="Master1-Layout2-obj-כותרת-ותוכן~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Gliederung_20_2" style:display-name="Master1-Layout2-obj-כותרת-ותוכן~LT~Gliederung 2" style:family="paragraph" style:parent-style-name="Master1-Layout2-obj-כותרת-ותוכן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2-obj-כותרת-ותוכן_7e_LT_7e_Gliederung_20_3" style:display-name="Master1-Layout2-obj-כותרת-ותוכן~LT~Gliederung 3" style:family="paragraph" style:parent-style-name="Master1-Layout2-obj-כותרת-ותוכן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2-obj-כותרת-ותוכן_7e_LT_7e_Gliederung_20_4" style:display-name="Master1-Layout2-obj-כותרת-ותוכן~LT~Gliederung 4" style:family="paragraph" style:parent-style-name="Master1-Layout2-obj-כותרת-ותוכן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5" style:display-name="Master1-Layout2-obj-כותרת-ותוכן~LT~Gliederung 5" style:family="paragraph" style:parent-style-name="Master1-Layout2-obj-כותרת-ותוכן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6" style:display-name="Master1-Layout2-obj-כותרת-ותוכן~LT~Gliederung 6" style:family="paragraph" style:parent-style-name="Master1-Layout2-obj-כותרת-ותוכן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7" style:display-name="Master1-Layout2-obj-כותרת-ותוכן~LT~Gliederung 7" style:family="paragraph" style:parent-style-name="Master1-Layout2-obj-כותרת-ותוכן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8" style:display-name="Master1-Layout2-obj-כותרת-ותוכן~LT~Gliederung 8" style:family="paragraph" style:parent-style-name="Master1-Layout2-obj-כותרת-ותוכן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9" style:display-name="Master1-Layout2-obj-כותרת-ותוכן~LT~Gliederung 9" style:family="paragraph" style:parent-style-name="Master1-Layout2-obj-כותרת-ותוכן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Titel" style:display-name="Master1-Layout2-obj-כותרת-ותוכן~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Untertitel" style:display-name="Master1-Layout2-obj-כותרת-ותוכן~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Notizen" style:display-name="Master1-Layout2-obj-כותרת-ותוכן~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Hintergrundobjekte" style:display-name="Master1-Layout2-obj-כותרת-ותוכן~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Hintergrund" style:display-name="Master1-Layout2-obj-כותרת-ותוכן~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Gliederung_20_1" style:display-name="Master1-Layout3-secHead-כותרת-מקטע-עליונה~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Gliederung_20_2" style:display-name="Master1-Layout3-secHead-כותרת-מקטע-עליונה~LT~Gliederung 2" style:family="paragraph" style:parent-style-name="Master1-Layout3-secHead-כותרת-מקטע-עליונה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3-secHead-כותרת-מקטע-עליונה_7e_LT_7e_Gliederung_20_3" style:display-name="Master1-Layout3-secHead-כותרת-מקטע-עליונה~LT~Gliederung 3" style:family="paragraph" style:parent-style-name="Master1-Layout3-secHead-כותרת-מקטע-עליונה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3-secHead-כותרת-מקטע-עליונה_7e_LT_7e_Gliederung_20_4" style:display-name="Master1-Layout3-secHead-כותרת-מקטע-עליונה~LT~Gliederung 4" style:family="paragraph" style:parent-style-name="Master1-Layout3-secHead-כותרת-מקטע-עליונה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5" style:display-name="Master1-Layout3-secHead-כותרת-מקטע-עליונה~LT~Gliederung 5" style:family="paragraph" style:parent-style-name="Master1-Layout3-secHead-כותרת-מקטע-עליונה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6" style:display-name="Master1-Layout3-secHead-כותרת-מקטע-עליונה~LT~Gliederung 6" style:family="paragraph" style:parent-style-name="Master1-Layout3-secHead-כותרת-מקטע-עליונה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7" style:display-name="Master1-Layout3-secHead-כותרת-מקטע-עליונה~LT~Gliederung 7" style:family="paragraph" style:parent-style-name="Master1-Layout3-secHead-כותרת-מקטע-עליונה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8" style:display-name="Master1-Layout3-secHead-כותרת-מקטע-עליונה~LT~Gliederung 8" style:family="paragraph" style:parent-style-name="Master1-Layout3-secHead-כותרת-מקטע-עליונה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9" style:display-name="Master1-Layout3-secHead-כותרת-מקטע-עליונה~LT~Gliederung 9" style:family="paragraph" style:parent-style-name="Master1-Layout3-secHead-כותרת-מקטע-עליונה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Titel" style:display-name="Master1-Layout3-secHead-כותרת-מקטע-עליונ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Untertitel" style:display-name="Master1-Layout3-secHead-כותרת-מקטע-עליונ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Notizen" style:display-name="Master1-Layout3-secHead-כותרת-מקטע-עליונ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Hintergrundobjekte" style:display-name="Master1-Layout3-secHead-כותרת-מקטע-עליונ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Hintergrund" style:display-name="Master1-Layout3-secHead-כותרת-מקטע-עליונ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Gliederung_20_1" style:display-name="Master1-Layout4-twoObj-שני-תכנים~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Gliederung_20_2" style:display-name="Master1-Layout4-twoObj-שני-תכנים~LT~Gliederung 2" style:family="paragraph" style:parent-style-name="Master1-Layout4-twoObj-שני-תכנים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4-twoObj-שני-תכנים_7e_LT_7e_Gliederung_20_3" style:display-name="Master1-Layout4-twoObj-שני-תכנים~LT~Gliederung 3" style:family="paragraph" style:parent-style-name="Master1-Layout4-twoObj-שני-תכנים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4-twoObj-שני-תכנים_7e_LT_7e_Gliederung_20_4" style:display-name="Master1-Layout4-twoObj-שני-תכנים~LT~Gliederung 4" style:family="paragraph" style:parent-style-name="Master1-Layout4-twoObj-שני-תכנים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5" style:display-name="Master1-Layout4-twoObj-שני-תכנים~LT~Gliederung 5" style:family="paragraph" style:parent-style-name="Master1-Layout4-twoObj-שני-תכנים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6" style:display-name="Master1-Layout4-twoObj-שני-תכנים~LT~Gliederung 6" style:family="paragraph" style:parent-style-name="Master1-Layout4-twoObj-שני-תכנים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7" style:display-name="Master1-Layout4-twoObj-שני-תכנים~LT~Gliederung 7" style:family="paragraph" style:parent-style-name="Master1-Layout4-twoObj-שני-תכנים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8" style:display-name="Master1-Layout4-twoObj-שני-תכנים~LT~Gliederung 8" style:family="paragraph" style:parent-style-name="Master1-Layout4-twoObj-שני-תכנים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9" style:display-name="Master1-Layout4-twoObj-שני-תכנים~LT~Gliederung 9" style:family="paragraph" style:parent-style-name="Master1-Layout4-twoObj-שני-תכנים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Titel" style:display-name="Master1-Layout4-twoObj-שני-תכנים~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Untertitel" style:display-name="Master1-Layout4-twoObj-שני-תכנים~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Notizen" style:display-name="Master1-Layout4-twoObj-שני-תכנים~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Hintergrundobjekte" style:display-name="Master1-Layout4-twoObj-שני-תכנים~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Hintergrund" style:display-name="Master1-Layout4-twoObj-שני-תכנים~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Gliederung_20_1" style:display-name="Master1-Layout5-twoTxTwoObj-השוואה~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Gliederung_20_2" style:display-name="Master1-Layout5-twoTxTwoObj-השוואה~LT~Gliederung 2" style:family="paragraph" style:parent-style-name="Master1-Layout5-twoTxTwoObj-השוואה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5-twoTxTwoObj-השוואה_7e_LT_7e_Gliederung_20_3" style:display-name="Master1-Layout5-twoTxTwoObj-השוואה~LT~Gliederung 3" style:family="paragraph" style:parent-style-name="Master1-Layout5-twoTxTwoObj-השוואה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5-twoTxTwoObj-השוואה_7e_LT_7e_Gliederung_20_4" style:display-name="Master1-Layout5-twoTxTwoObj-השוואה~LT~Gliederung 4" style:family="paragraph" style:parent-style-name="Master1-Layout5-twoTxTwoObj-השוואה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5" style:display-name="Master1-Layout5-twoTxTwoObj-השוואה~LT~Gliederung 5" style:family="paragraph" style:parent-style-name="Master1-Layout5-twoTxTwoObj-השוואה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6" style:display-name="Master1-Layout5-twoTxTwoObj-השוואה~LT~Gliederung 6" style:family="paragraph" style:parent-style-name="Master1-Layout5-twoTxTwoObj-השוואה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7" style:display-name="Master1-Layout5-twoTxTwoObj-השוואה~LT~Gliederung 7" style:family="paragraph" style:parent-style-name="Master1-Layout5-twoTxTwoObj-השוואה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8" style:display-name="Master1-Layout5-twoTxTwoObj-השוואה~LT~Gliederung 8" style:family="paragraph" style:parent-style-name="Master1-Layout5-twoTxTwoObj-השוואה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9" style:display-name="Master1-Layout5-twoTxTwoObj-השוואה~LT~Gliederung 9" style:family="paragraph" style:parent-style-name="Master1-Layout5-twoTxTwoObj-השוואה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Titel" style:display-name="Master1-Layout5-twoTxTwoObj-השווא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Untertitel" style:display-name="Master1-Layout5-twoTxTwoObj-השווא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Notizen" style:display-name="Master1-Layout5-twoTxTwoObj-השווא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Hintergrundobjekte" style:display-name="Master1-Layout5-twoTxTwoObj-השווא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Hintergrund" style:display-name="Master1-Layout5-twoTxTwoObj-השווא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Gliederung_20_1" style:display-name="Master1-Layout6-titleOnly-כותרת-בלבד~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Gliederung_20_2" style:display-name="Master1-Layout6-titleOnly-כותרת-בלבד~LT~Gliederung 2" style:family="paragraph" style:parent-style-name="Master1-Layout6-titleOnly-כותרת-בלבד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6-titleOnly-כותרת-בלבד_7e_LT_7e_Gliederung_20_3" style:display-name="Master1-Layout6-titleOnly-כותרת-בלבד~LT~Gliederung 3" style:family="paragraph" style:parent-style-name="Master1-Layout6-titleOnly-כותרת-בלבד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6-titleOnly-כותרת-בלבד_7e_LT_7e_Gliederung_20_4" style:display-name="Master1-Layout6-titleOnly-כותרת-בלבד~LT~Gliederung 4" style:family="paragraph" style:parent-style-name="Master1-Layout6-titleOnly-כותרת-בלבד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5" style:display-name="Master1-Layout6-titleOnly-כותרת-בלבד~LT~Gliederung 5" style:family="paragraph" style:parent-style-name="Master1-Layout6-titleOnly-כותרת-בלבד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6" style:display-name="Master1-Layout6-titleOnly-כותרת-בלבד~LT~Gliederung 6" style:family="paragraph" style:parent-style-name="Master1-Layout6-titleOnly-כותרת-בלבד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7" style:display-name="Master1-Layout6-titleOnly-כותרת-בלבד~LT~Gliederung 7" style:family="paragraph" style:parent-style-name="Master1-Layout6-titleOnly-כותרת-בלבד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8" style:display-name="Master1-Layout6-titleOnly-כותרת-בלבד~LT~Gliederung 8" style:family="paragraph" style:parent-style-name="Master1-Layout6-titleOnly-כותרת-בלבד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9" style:display-name="Master1-Layout6-titleOnly-כותרת-בלבד~LT~Gliederung 9" style:family="paragraph" style:parent-style-name="Master1-Layout6-titleOnly-כותרת-בלבד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Titel" style:display-name="Master1-Layout6-titleOnly-כותרת-בלבד~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Untertitel" style:display-name="Master1-Layout6-titleOnly-כותרת-בלבד~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Notizen" style:display-name="Master1-Layout6-titleOnly-כותרת-בלבד~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Hintergrundobjekte" style:display-name="Master1-Layout6-titleOnly-כותרת-בלבד~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Hintergrund" style:display-name="Master1-Layout6-titleOnly-כותרת-בלבד~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Gliederung_20_1" style:display-name="Master1-Layout7-blank-ריק~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Gliederung_20_2" style:display-name="Master1-Layout7-blank-ריק~LT~Gliederung 2" style:family="paragraph" style:parent-style-name="Master1-Layout7-blank-ריק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7-blank-ריק_7e_LT_7e_Gliederung_20_3" style:display-name="Master1-Layout7-blank-ריק~LT~Gliederung 3" style:family="paragraph" style:parent-style-name="Master1-Layout7-blank-ריק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7-blank-ריק_7e_LT_7e_Gliederung_20_4" style:display-name="Master1-Layout7-blank-ריק~LT~Gliederung 4" style:family="paragraph" style:parent-style-name="Master1-Layout7-blank-ריק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5" style:display-name="Master1-Layout7-blank-ריק~LT~Gliederung 5" style:family="paragraph" style:parent-style-name="Master1-Layout7-blank-ריק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6" style:display-name="Master1-Layout7-blank-ריק~LT~Gliederung 6" style:family="paragraph" style:parent-style-name="Master1-Layout7-blank-ריק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7" style:display-name="Master1-Layout7-blank-ריק~LT~Gliederung 7" style:family="paragraph" style:parent-style-name="Master1-Layout7-blank-ריק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8" style:display-name="Master1-Layout7-blank-ריק~LT~Gliederung 8" style:family="paragraph" style:parent-style-name="Master1-Layout7-blank-ריק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9" style:display-name="Master1-Layout7-blank-ריק~LT~Gliederung 9" style:family="paragraph" style:parent-style-name="Master1-Layout7-blank-ריק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Titel" style:display-name="Master1-Layout7-blank-ריק~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Untertitel" style:display-name="Master1-Layout7-blank-ריק~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Notizen" style:display-name="Master1-Layout7-blank-ריק~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Hintergrundobjekte" style:display-name="Master1-Layout7-blank-ריק~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Hintergrund" style:display-name="Master1-Layout7-blank-ריק~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Gliederung_20_1" style:display-name="Master1-Layout8-objTx-תוכן-עם-כיתוב~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Gliederung_20_2" style:display-name="Master1-Layout8-objTx-תוכן-עם-כיתוב~LT~Gliederung 2" style:family="paragraph" style:parent-style-name="Master1-Layout8-objTx-תוכן-עם-כיתוב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8-objTx-תוכן-עם-כיתוב_7e_LT_7e_Gliederung_20_3" style:display-name="Master1-Layout8-objTx-תוכן-עם-כיתוב~LT~Gliederung 3" style:family="paragraph" style:parent-style-name="Master1-Layout8-objTx-תוכן-עם-כיתוב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8-objTx-תוכן-עם-כיתוב_7e_LT_7e_Gliederung_20_4" style:display-name="Master1-Layout8-objTx-תוכן-עם-כיתוב~LT~Gliederung 4" style:family="paragraph" style:parent-style-name="Master1-Layout8-objTx-תוכן-עם-כיתוב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5" style:display-name="Master1-Layout8-objTx-תוכן-עם-כיתוב~LT~Gliederung 5" style:family="paragraph" style:parent-style-name="Master1-Layout8-objTx-תוכן-עם-כיתוב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6" style:display-name="Master1-Layout8-objTx-תוכן-עם-כיתוב~LT~Gliederung 6" style:family="paragraph" style:parent-style-name="Master1-Layout8-objTx-תוכן-עם-כיתוב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7" style:display-name="Master1-Layout8-objTx-תוכן-עם-כיתוב~LT~Gliederung 7" style:family="paragraph" style:parent-style-name="Master1-Layout8-objTx-תוכן-עם-כיתוב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8" style:display-name="Master1-Layout8-objTx-תוכן-עם-כיתוב~LT~Gliederung 8" style:family="paragraph" style:parent-style-name="Master1-Layout8-objTx-תוכן-עם-כיתוב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9" style:display-name="Master1-Layout8-objTx-תוכן-עם-כיתוב~LT~Gliederung 9" style:family="paragraph" style:parent-style-name="Master1-Layout8-objTx-תוכן-עם-כיתוב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Titel" style:display-name="Master1-Layout8-objTx-תוכן-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Untertitel" style:display-name="Master1-Layout8-objTx-תוכן-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Notizen" style:display-name="Master1-Layout8-objTx-תוכן-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Hintergrundobjekte" style:display-name="Master1-Layout8-objTx-תוכן-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Hintergrund" style:display-name="Master1-Layout8-objTx-תוכן-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Gliederung_20_1" style:display-name="Master1-Layout9-picTx-תמונה-עם-כיתוב~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Gliederung_20_2" style:display-name="Master1-Layout9-picTx-תמונה-עם-כיתוב~LT~Gliederung 2" style:family="paragraph" style:parent-style-name="Master1-Layout9-picTx-תמונה-עם-כיתוב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9-picTx-תמונה-עם-כיתוב_7e_LT_7e_Gliederung_20_3" style:display-name="Master1-Layout9-picTx-תמונה-עם-כיתוב~LT~Gliederung 3" style:family="paragraph" style:parent-style-name="Master1-Layout9-picTx-תמונה-עם-כיתוב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9-picTx-תמונה-עם-כיתוב_7e_LT_7e_Gliederung_20_4" style:display-name="Master1-Layout9-picTx-תמונה-עם-כיתוב~LT~Gliederung 4" style:family="paragraph" style:parent-style-name="Master1-Layout9-picTx-תמונה-עם-כיתוב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5" style:display-name="Master1-Layout9-picTx-תמונה-עם-כיתוב~LT~Gliederung 5" style:family="paragraph" style:parent-style-name="Master1-Layout9-picTx-תמונה-עם-כיתוב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6" style:display-name="Master1-Layout9-picTx-תמונה-עם-כיתוב~LT~Gliederung 6" style:family="paragraph" style:parent-style-name="Master1-Layout9-picTx-תמונה-עם-כיתוב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7" style:display-name="Master1-Layout9-picTx-תמונה-עם-כיתוב~LT~Gliederung 7" style:family="paragraph" style:parent-style-name="Master1-Layout9-picTx-תמונה-עם-כיתוב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8" style:display-name="Master1-Layout9-picTx-תמונה-עם-כיתוב~LT~Gliederung 8" style:family="paragraph" style:parent-style-name="Master1-Layout9-picTx-תמונה-עם-כיתוב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9" style:display-name="Master1-Layout9-picTx-תמונה-עם-כיתוב~LT~Gliederung 9" style:family="paragraph" style:parent-style-name="Master1-Layout9-picTx-תמונה-עם-כיתוב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Titel" style:display-name="Master1-Layout9-picTx-תמונה-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Untertitel" style:display-name="Master1-Layout9-picTx-תמונה-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Notizen" style:display-name="Master1-Layout9-picTx-תמונה-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Hintergrundobjekte" style:display-name="Master1-Layout9-picTx-תמונה-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Hintergrund" style:display-name="Master1-Layout9-picTx-תמונה-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Gliederung_20_1" style:display-name="Master1-Layout10-vertTx-כותרת-וטקסט-אנכי~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Gliederung_20_2" style:display-name="Master1-Layout10-vertTx-כותרת-וטקסט-אנכי~LT~Gliederung 2" style:family="paragraph" style:parent-style-name="Master1-Layout10-vertTx-כותרת-וטקסט-אנכי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0-vertTx-כותרת-וטקסט-אנכי_7e_LT_7e_Gliederung_20_3" style:display-name="Master1-Layout10-vertTx-כותרת-וטקסט-אנכי~LT~Gliederung 3" style:family="paragraph" style:parent-style-name="Master1-Layout10-vertTx-כותרת-וטקסט-אנכי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0-vertTx-כותרת-וטקסט-אנכי_7e_LT_7e_Gliederung_20_4" style:display-name="Master1-Layout10-vertTx-כותרת-וטקסט-אנכי~LT~Gliederung 4" style:family="paragraph" style:parent-style-name="Master1-Layout10-vertTx-כותרת-וטקסט-אנכי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5" style:display-name="Master1-Layout10-vertTx-כותרת-וטקסט-אנכי~LT~Gliederung 5" style:family="paragraph" style:parent-style-name="Master1-Layout10-vertTx-כותרת-וטקסט-אנכי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6" style:display-name="Master1-Layout10-vertTx-כותרת-וטקסט-אנכי~LT~Gliederung 6" style:family="paragraph" style:parent-style-name="Master1-Layout10-vertTx-כותרת-וטקסט-אנכי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7" style:display-name="Master1-Layout10-vertTx-כותרת-וטקסט-אנכי~LT~Gliederung 7" style:family="paragraph" style:parent-style-name="Master1-Layout10-vertTx-כותרת-וטקסט-אנכי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8" style:display-name="Master1-Layout10-vertTx-כותרת-וטקסט-אנכי~LT~Gliederung 8" style:family="paragraph" style:parent-style-name="Master1-Layout10-vertTx-כותרת-וטקסט-אנכי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9" style:display-name="Master1-Layout10-vertTx-כותרת-וטקסט-אנכי~LT~Gliederung 9" style:family="paragraph" style:parent-style-name="Master1-Layout10-vertTx-כותרת-וטקסט-אנכי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Titel" style:display-name="Master1-Layout10-vertTx-כותרת-וטקסט-אנכי~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Untertitel" style:display-name="Master1-Layout10-vertTx-כותרת-וטקסט-אנכי~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Notizen" style:display-name="Master1-Layout10-vertTx-כותרת-וטקסט-אנכי~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Hintergrundobjekte" style:display-name="Master1-Layout10-vertTx-כותרת-וטקסט-אנכי~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Hintergrund" style:display-name="Master1-Layout10-vertTx-כותרת-וטקסט-אנכי~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Gliederung_20_1" style:display-name="Master1-Layout11-vertTitleAndTx-כותרת-אנכית-וטקסט~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Gliederung_20_2" style:display-name="Master1-Layout11-vertTitleAndTx-כותרת-אנכית-וטקסט~LT~Gliederung 2" style:family="paragraph" style:parent-style-name="Master1-Layout11-vertTitleAndTx-כותרת-אנכית-וטקסט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1-vertTitleAndTx-כותרת-אנכית-וטקסט_7e_LT_7e_Gliederung_20_3" style:display-name="Master1-Layout11-vertTitleAndTx-כותרת-אנכית-וטקסט~LT~Gliederung 3" style:family="paragraph" style:parent-style-name="Master1-Layout11-vertTitleAndTx-כותרת-אנכית-וטקסט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1-vertTitleAndTx-כותרת-אנכית-וטקסט_7e_LT_7e_Gliederung_20_4" style:display-name="Master1-Layout11-vertTitleAndTx-כותרת-אנכית-וטקסט~LT~Gliederung 4" style:family="paragraph" style:parent-style-name="Master1-Layout11-vertTitleAndTx-כותרת-אנכית-וטקסט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5" style:display-name="Master1-Layout11-vertTitleAndTx-כותרת-אנכית-וטקסט~LT~Gliederung 5" style:family="paragraph" style:parent-style-name="Master1-Layout11-vertTitleAndTx-כותרת-אנכית-וטקסט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6" style:display-name="Master1-Layout11-vertTitleAndTx-כותרת-אנכית-וטקסט~LT~Gliederung 6" style:family="paragraph" style:parent-style-name="Master1-Layout11-vertTitleAndTx-כותרת-אנכית-וטקסט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7" style:display-name="Master1-Layout11-vertTitleAndTx-כותרת-אנכית-וטקסט~LT~Gliederung 7" style:family="paragraph" style:parent-style-name="Master1-Layout11-vertTitleAndTx-כותרת-אנכית-וטקסט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8" style:display-name="Master1-Layout11-vertTitleAndTx-כותרת-אנכית-וטקסט~LT~Gliederung 8" style:family="paragraph" style:parent-style-name="Master1-Layout11-vertTitleAndTx-כותרת-אנכית-וטקסט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9" style:display-name="Master1-Layout11-vertTitleAndTx-כותרת-אנכית-וטקסט~LT~Gliederung 9" style:family="paragraph" style:parent-style-name="Master1-Layout11-vertTitleAndTx-כותרת-אנכית-וטקסט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Titel" style:display-name="Master1-Layout11-vertTitleAndTx-כותרת-אנכית-וטקסט~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Untertitel" style:display-name="Master1-Layout11-vertTitleAndTx-כותרת-אנכית-וטקסט~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Notizen" style:display-name="Master1-Layout11-vertTitleAndTx-כותרת-אנכית-וטקסט~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Hintergrundobjekte" style:display-name="Master1-Layout11-vertTitleAndTx-כותרת-אנכית-וטקסט~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Hintergrund" style:display-name="Master1-Layout11-vertTitleAndTx-כותרת-אנכית-וטקסט~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er" style:family="paragraph" style:parent-style-name="Standard" style:class="extra"/>
    <style:style style:name="Default_7e_LT_7e_Gliederung_20_1" style:display-name="Default~LT~Gliederung 1" style:family="paragraph" style:default-outline-level="">
      <style:paragraph-properties fo:margin-left="0.3752in" fo:margin-right="0in" fo:margin-top="0.0965in" fo:margin-bottom="0in" loext: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8126in" fo:margin-right="0in" fo:margin-top="0.0902in" fo:margin-bottom="0in" loext: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Arial" fo:font-family="Arial" style:font-family-generic="roman" style:font-pitch="variable" fo:font-size="26pt" fo:font-style="normal" fo:text-shadow="none" style:text-underline-style="none" fo:font-weight="normal" style:font-size-asian="26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1.25in" fo:margin-right="0in" fo:margin-top="0.0835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1.7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Titel" style:display-name="Default~LT~Titel" style:family="paragraph" style:default-outline-level="">
      <style:paragraph-properties fo:margin-left="0in" fo:margin-right="0in" fo:margin-top="0in" fo:margin-bottom="0in" loext: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bold"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3752in" fo:margin-right="0in" fo:margin-top="0.0965in" fo:margin-bottom="0in" loext: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Gliederung_20_1" style:display-name="Title1~LT~Gliederung 1" style:family="paragraph" style:default-outline-level="">
      <style:paragraph-properties fo:margin-left="0.3752in" fo:margin-right="0in" fo:margin-top="0.0965in" fo:margin-bottom="0in" loext: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Gliederung_20_2" style:display-name="Title1~LT~Gliederung 2" style:family="paragraph" style:parent-style-name="Title1_7e_LT_7e_Gliederung_20_1" style:default-outline-level="">
      <style:paragraph-properties fo:margin-left="0.8126in" fo:margin-right="0in" fo:margin-top="0.0902in" fo:margin-bottom="0in" loext: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Arial" fo:font-family="Arial"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Title1_7e_LT_7e_Gliederung_20_3" style:display-name="Title1~LT~Gliederung 3" style:family="paragraph" style:parent-style-name="Title1_7e_LT_7e_Gliederung_20_2" style:default-outline-level="">
      <style:paragraph-properties fo:margin-left="1.25in" fo:margin-right="0in" fo:margin-top="0.0835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1_7e_LT_7e_Gliederung_20_4" style:display-name="Title1~LT~Gliederung 4" style:family="paragraph" style:parent-style-name="Title1_7e_LT_7e_Gliederung_20_3" style:default-outline-level="">
      <style:paragraph-properties fo:margin-left="1.7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5" style:display-name="Title1~LT~Gliederung 5" style:family="paragraph" style:parent-style-name="Title1_7e_LT_7e_Gliederung_20_4"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6" style:display-name="Title1~LT~Gliederung 6" style:family="paragraph" style:parent-style-name="Title1_7e_LT_7e_Gliederung_20_5"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7" style:display-name="Title1~LT~Gliederung 7" style:family="paragraph" style:parent-style-name="Title1_7e_LT_7e_Gliederung_20_6"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8" style:display-name="Title1~LT~Gliederung 8" style:family="paragraph" style:parent-style-name="Title1_7e_LT_7e_Gliederung_20_7"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9" style:display-name="Title1~LT~Gliederung 9" style:family="paragraph" style:parent-style-name="Title1_7e_LT_7e_Gliederung_20_8"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Titel" style:display-name="Title1~LT~Titel" style:family="paragraph" style:default-outline-level="">
      <style:paragraph-properties fo:margin-left="0in" fo:margin-right="0in" fo:margin-top="0in" fo:margin-bottom="0in" loext: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bold" style:letter-kerning="true"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Title1_7e_LT_7e_Untertitel" style:display-name="Title1~LT~Untertitel" style:family="paragraph" style:default-outline-level="">
      <style:paragraph-properties fo:margin-left="0.3752in" fo:margin-right="0in" fo:margin-top="0.0965in" fo:margin-bottom="0in" loext: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Notizen" style:display-name="Title1~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Hintergrundobjekte" style:display-name="Title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Hintergrund" style:display-name="Title1~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able_20_Contents" style:display-name="Table Contents" style:family="paragraph" style:parent-style-name="Standard" style:class="extra"/>
    <style:style style:name="Footnote" style:family="paragraph" style:parent-style-name="Standard" style:class="extra"/>
    <style:style style:name="Table_20_Heading" style:display-name="Table Heading" style:family="paragraph" style:parent-style-name="Table_20_Contents" style:class="extra"/>
    <style:style style:name="Numbering_20_Symbols" style:display-name="Numbering Symbol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Internet_20_Link" style:display-name="Internet Link" style:family="paragraph" style:default-outline-level="">
      <style:paragraph-properties fo:text-align="start" style:justify-single-word="false" fo:orphans="2" fo:widows="2" style:writing-mode="lr-tb"/>
      <style:text-properties fo:color="#000080" style:font-name="Liberation Serif" fo:font-family="'Liberation Serif'" style:font-family-generic="roman" style:font-pitch="variable" fo:font-size="12pt" style:text-underline-style="solid" style:text-underline-width="auto" style:text-underline-color="font-color"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ullets" style:family="paragraph" style:default-outline-level="">
      <style:paragraph-properties fo:text-align="start" style:justify-single-word="false" fo:orphans="2" fo:widows="2" style:writing-mode="lr-tb"/>
      <style:text-properties style:font-name="OpenSymbol" fo:font-family="OpenSymbol, 'Arial Unicode MS'"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note_20_Anchor" style:display-name="Footnote Anchor"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note_20_Characters" style:display-name="Footnote Character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_5f_1" style:display-name="Default_1"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Gliederung_20_1" style:display-name="Title and Content~LT~Gliederung 1" style:family="paragraph" style:default-outline-level="">
      <style:paragraph-properties fo:margin-left="0in" fo:margin-right="0in" fo:margin-top="0.2165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30pt" fo:letter-spacing="normal" fo:font-style="normal" fo:text-shadow="none" style:text-underline-style="none" fo:font-weight="normal" style:letter-kerning="true" style:font-name-asian="DejaVu Sans" style:font-family-asian="'DejaVu Sans'" style:font-family-generic-asian="system" style:font-pitch-asian="variable" style:font-size-asian="30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Gliederung_20_2" style:display-name="Title and Content~LT~Gliederung 2" style:family="paragraph" style:parent-style-name="Title_20_and_20_Content_7e_LT_7e_Gliederung_20_1" style:default-outline-level="">
      <style:paragraph-properties fo:margin-left="0in" fo:margin-right="0in" fo:margin-top="0.172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3pt" fo:letter-spacing="normal" fo:font-style="normal" fo:text-shadow="none" style:text-underline-style="none" fo:font-weight="normal" style:letter-kerning="true" style:font-size-asian="23pt" style:font-style-asian="normal" style:font-weight-asian="normal" style:text-emphasize="none"/>
    </style:style>
    <style:style style:name="Title_20_and_20_Content_7e_LT_7e_Gliederung_20_3" style:display-name="Title and Content~LT~Gliederung 3" style:family="paragraph" style:parent-style-name="Title_20_and_20_Content_7e_LT_7e_Gliederung_20_2" style:default-outline-level="">
      <style:paragraph-properties fo:margin-left="0in" fo:margin-right="0in" fo:margin-top="0.129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4" style:display-name="Title and Content~LT~Gliederung 4" style:family="paragraph" style:parent-style-name="Title_20_and_20_Content_7e_LT_7e_Gliederung_20_3" style:default-outline-level="">
      <style:paragraph-properties fo:margin-left="0in" fo:margin-right="0in" fo:margin-top="0.0866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5" style:display-name="Title and Content~LT~Gliederung 5" style:family="paragraph" style:parent-style-name="Title_20_and_20_Content_7e_LT_7e_Gliederung_20_4"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6" style:display-name="Title and Content~LT~Gliederung 6" style:family="paragraph" style:parent-style-name="Title_20_and_20_Content_7e_LT_7e_Gliederung_20_5"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7" style:display-name="Title and Content~LT~Gliederung 7" style:family="paragraph" style:parent-style-name="Title_20_and_20_Content_7e_LT_7e_Gliederung_20_6"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8" style:display-name="Title and Content~LT~Gliederung 8" style:family="paragraph" style:parent-style-name="Title_20_and_20_Content_7e_LT_7e_Gliederung_20_7"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9" style:display-name="Title and Content~LT~Gliederung 9" style:family="paragraph" style:parent-style-name="Title_20_and_20_Content_7e_LT_7e_Gliederung_20_8"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Titel" style:display-name="Title and Content~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ＭＳ Ｐゴシック" fo:font-family="'ＭＳ Ｐゴシック'"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Untertitel" style:display-name="Title and Conten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Notizen" style:display-name="Title and Conten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Hintergrundobjekte" style:display-name="Title and Conten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and_20_Content_7e_LT_7e_Hintergrund" style:display-name="Title and Conten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and_20_Content_5f__7e_LT_7e_Gliederung_20_1" style:display-name="Title and Content_~LT~Gliederung 1" style:family="paragraph" style:default-outline-level="">
      <style:paragraph-properties fo:margin-left="0in" fo:margin-right="0in" fo:margin-top="0.2165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30pt" fo:letter-spacing="normal" fo:font-style="normal" fo:text-shadow="none" style:text-underline-style="none" fo:font-weight="normal" style:letter-kerning="true" style:font-name-asian="DejaVu Sans" style:font-family-asian="'DejaVu Sans'" style:font-family-generic-asian="system" style:font-pitch-asian="variable" style:font-size-asian="30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5f__7e_LT_7e_Gliederung_20_2" style:display-name="Title and Content_~LT~Gliederung 2" style:family="paragraph" style:parent-style-name="Title_20_and_20_Content_5f__7e_LT_7e_Gliederung_20_1" style:default-outline-level="">
      <style:paragraph-properties fo:margin-left="0in" fo:margin-right="0in" fo:margin-top="0.172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3pt" fo:letter-spacing="normal" fo:font-style="normal" fo:text-shadow="none" style:text-underline-style="none" fo:font-weight="normal" style:letter-kerning="true" style:font-size-asian="23pt" style:font-style-asian="normal" style:font-weight-asian="normal" style:text-emphasize="none"/>
    </style:style>
    <style:style style:name="Title_20_and_20_Content_5f__7e_LT_7e_Gliederung_20_3" style:display-name="Title and Content_~LT~Gliederung 3" style:family="paragraph" style:parent-style-name="Title_20_and_20_Content_5f__7e_LT_7e_Gliederung_20_2" style:default-outline-level="">
      <style:paragraph-properties fo:margin-left="0in" fo:margin-right="0in" fo:margin-top="0.129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4" style:display-name="Title and Content_~LT~Gliederung 4" style:family="paragraph" style:parent-style-name="Title_20_and_20_Content_5f__7e_LT_7e_Gliederung_20_3" style:default-outline-level="">
      <style:paragraph-properties fo:margin-left="0in" fo:margin-right="0in" fo:margin-top="0.0866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5" style:display-name="Title and Content_~LT~Gliederung 5" style:family="paragraph" style:parent-style-name="Title_20_and_20_Content_5f__7e_LT_7e_Gliederung_20_4"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6" style:display-name="Title and Content_~LT~Gliederung 6" style:family="paragraph" style:parent-style-name="Title_20_and_20_Content_5f__7e_LT_7e_Gliederung_20_5"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7" style:display-name="Title and Content_~LT~Gliederung 7" style:family="paragraph" style:parent-style-name="Title_20_and_20_Content_5f__7e_LT_7e_Gliederung_20_6"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8" style:display-name="Title and Content_~LT~Gliederung 8" style:family="paragraph" style:parent-style-name="Title_20_and_20_Content_5f__7e_LT_7e_Gliederung_20_7"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9" style:display-name="Title and Content_~LT~Gliederung 9" style:family="paragraph" style:parent-style-name="Title_20_and_20_Content_5f__7e_LT_7e_Gliederung_20_8"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Titel" style:display-name="Title and Content_~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ＭＳ Ｐゴシック" fo:font-family="'ＭＳ Ｐゴシック'"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5f__7e_LT_7e_Untertitel" style:display-name="Title and Content_~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5f__7e_LT_7e_Notizen" style:display-name="Title and Content_~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5f__7e_LT_7e_Hintergrundobjekte" style:display-name="Title and Content_~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and_20_Content_5f__7e_LT_7e_Hintergrund" style:display-name="Title and Content_~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MP2" style:family="paragraph" style:parent-style-name="Footer">
      <style:paragraph-properties fo:text-align="center" style:justify-single-word="false"/>
      <style:text-properties officeooo:paragraph-rsid="029bdbb0"/>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ברוך ה’ חונן הדעת</text:p>
      </style:header>
      <style:footer>
        <text:p text:style-name="MP2">- <text:page-number text:select-page="current">3</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4T18:18:28.350895855</meta:creation-date>
    <meta:generator>LibreOffice/6.2.4.2$Linux_X86_64 LibreOffice_project/20$Build-2</meta:generator>
    <dc:date>2019-11-05T17:43:46.877584227</dc:date>
    <meta:editing-duration>P11DT14H54M51S</meta:editing-duration>
    <meta:editing-cycles>1412</meta:editing-cycles>
    <dc:creator>Erel Segal-Halevi</dc:creator>
    <meta:document-statistic meta:table-count="1" meta:image-count="0" meta:object-count="0" meta:page-count="3" meta:paragraph-count="90" meta:word-count="734" meta:character-count="3985" meta:non-whitespace-character-count="3287"/>
  </office:meta>
</office:document-meta>
</file>